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DE72730E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11in" svg:height="5.348in" svg:x="3.0854in" svg:y="0.1547in">
            <draw:object draw:notify-on-update-of-ranges="Sheet1.B3:Sheet1.B9 Sheet1.C2:Sheet1.C2 Sheet1.C3:Sheet1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 table:number-rows-repeated="5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7:03:43.541387746</meta:creation-date>
    <dc:date>2013-11-26T08:20:37.693566401</dc:date>
    <meta:editing-duration>PT17S</meta:editing-duration>
    <meta:editing-cycles>7</meta:editing-cycles>
    <meta:generator>LibreOfficeDev/4.3.0.0.alpha0$Linux_X86_64 LibreOffice_project/74bf915fb48c660bd1e3a04bec6c3a20c754b6af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DE72730E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sterisk" chart:symbol-width="0.2cm" chart:symbol-height="0.2cm">
        <chart:symbol-image xlink:href="Pictures/2000000A000000DD000000DDDE72730E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col2_poly" chart:regression-max-degree="3" chart:regression-period="2" chart:regression-extrapolate-forward="0.1" chart:regression-extrapolate-backward="-0.1" chart:regression-force-intercept="true" chart:regression-intercept-value="-1" chart:regression-type="polynomial"/>
      <style:graphic-properties svg:stroke-width="0.051cm" svg:stroke-color="#ff420e"/>
    </style:style>
    <style:style style:name="ch8" style:family="chart" style:data-style-name="N122"/>
    <style:style style:name="ch9" style:family="chart">
      <style:chart-properties chart:regression-name="col2_linear" chart:regression-max-degree="2" chart:regression-period="2" chart:regression-extrapolate-forward="-0.5" chart:regression-extrapolate-backward="-0.5" chart:regression-force-intercept="false" chart:regression-intercept-value="0" chart:regression-type="linear"/>
      <style:graphic-properties svg:stroke-width="0.051cm" svg:stroke-color="#004586"/>
    </style:style>
    <style:style style:name="ch10" style:family="chart">
      <style:chart-properties chart:regression-name="col2_moving_avg" chart:regression-max-degree="2" chart:regression-period="3" chart:regression-extrapolate-forward="0" chart:regression-extrapolate-backward="0" chart:regression-force-intercept="false" chart:regression-intercept-value="0" chart:regression-type="moving-average"/>
      <style:graphic-properties svg:stroke-width="0.051cm" svg:stroke-color="#aec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73cm" svg:height="13.585cm" xlink:href=".." xlink:type="simple" chart:class="chart:scatter" chart:style-name="ch1">
        <chart:legend chart:legend-position="end" svg:x="17.857cm" svg:y="5.746cm" style:legend-expansion="high" chart:style-name="ch2"/>
        <chart:plot-area chart:style-name="ch3" table:cell-range-address="Sheet1.B3:Sheet1.C9 Sheet1.C2:Sheet1.C2" chart:data-source-has-labels="row" svg:x="0.887cm" svg:y="1.219cm" svg:width="16.096cm" svg:height="11.675cm">
          <chartooo:coordinate-region svg:x="1.323cm" svg:y="1.418cm" svg:width="15.566cm" svg:height="10.8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9" chart:label-cell-address="Sheet1.C2:Sheet1.C2" chart:class="chart:scatter">
            <chart:domain table:cell-range-address="Sheet1.B3:Sheet1.B9"/>
            <chart:regression-curve chart:style-name="ch7">
              <chart:equation chart:display-equation="true" chart:display-r-square="true" svg:x="6.027cm" svg:y="0.562cm" chart:style-name="ch8"/>
            </chart:regression-curve>
            <chart:regression-curve chart:style-name="ch9">
              <chart:equation chart:display-equation="true" chart:display-r-square="false" svg:x="11.923cm" svg:y="10.003cm"/>
            </chart:regression-curve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2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9</svg:desc>
                </draw:g>
              </table:table-cell>
              <table:table-cell office:value-type="float" office:value="7">
                <text:p>7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3.0.0.alpha0$Linux_X86_64 LibreOffice_project/74bf915fb48c660bd1e3a04bec6c3a20c754b6a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